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7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7-1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4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8856" calcext:value-type="float">
            <text:p>297.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2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1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3-09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3-08-0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3-04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3-01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2-10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2-07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2-04-1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2-01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1-09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1-06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1-03-2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12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11-0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08-1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04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01-1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9-10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9-07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9-04-1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9-01-1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8-10-1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8-07-1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8-04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8-01-0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7-10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7-07-1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7-04-1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7-01-1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6-10-1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6-07-12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6-04-1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6-01-1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5-10-1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5-07-1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5-04-1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5-01-1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4-10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4-07-1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4-04-1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4-01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3-10-1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3-07-1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3-04-1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3-01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2-10-1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2-07-1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2-04-1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2-01-1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1-10-10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1-07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1-04-1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1-01-1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0-10-1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0-07-1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0-04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0-01-1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9-10-2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9-07-1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9-04-1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9-01-2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8-10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8-07-1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8-04-1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8-01-1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7-10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7-07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7-04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7-01-1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6-10-1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6-07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6-04-1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6-01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5-10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5-07-1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5-04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9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8-1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7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6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5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4-0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2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1-1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12-1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11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10-1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9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8-1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7-1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6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5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4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3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2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1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12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11-1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10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9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8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7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6-1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5-1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4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3-1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2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1-1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12-1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11-1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10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9-1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8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7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6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5-1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4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3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2-1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1-1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8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7-1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6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5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4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3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2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1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1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12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11-0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9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9-1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8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7-0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6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4-2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3-1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2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1-1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12-0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11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10-01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9-1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8-1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6-0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5-1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1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9-0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7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6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5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3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3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12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7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6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5-0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3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2-1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12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12-0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5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3-1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8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7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7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6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6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5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5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2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2-2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2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2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2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2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1-1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1-0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0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0-0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0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08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08-0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07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1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05-1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16" meta:object-count="0"/>
    <meta:user-defined meta:name="AppVersion">3.0</meta:user-defined>
  </office:meta>
</office:document-meta>
</file>